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ize="16pt" officeooo:rsid="000bf92b" officeooo:paragraph-rsid="000bf92b" style:font-size-asian="16pt" style:font-size-complex="16pt"/>
    </style:style>
    <style:style style:name="P2" style:family="paragraph" style:parent-style-name="Standard" style:list-style-name="L1">
      <style:text-properties fo:font-size="16pt" officeooo:rsid="000bf92b" officeooo:paragraph-rsid="000bf92b" style:font-size-asian="16pt" style:font-size-complex="16pt"/>
    </style:style>
    <style:style style:name="P3" style:family="paragraph" style:parent-style-name="Standard">
      <style:text-properties fo:font-size="16pt" officeooo:rsid="000bf92b" officeooo:paragraph-rsid="000bf92b" style:font-size-asian="16pt" style:font-size-complex="16pt"/>
    </style:style>
    <style:style style:name="P4" style:family="paragraph" style:parent-style-name="Standard" style:list-style-name="L1">
      <style:text-properties fo:font-size="16pt" officeooo:rsid="000a4b7f" officeooo:paragraph-rsid="000a4b7f" style:font-size-asian="16pt" style:font-size-complex="16pt"/>
    </style:style>
    <style:style style:name="P5" style:family="paragraph" style:parent-style-name="Standard" style:list-style-name="L1">
      <style:text-properties fo:font-size="16pt" officeooo:rsid="000a4b7f" officeooo:paragraph-rsid="000f611f" style:font-size-asian="16pt" style:font-size-complex="16pt"/>
    </style:style>
    <style:style style:name="P6" style:family="paragraph" style:parent-style-name="Standard">
      <style:text-properties fo:font-size="16pt" officeooo:rsid="000a4b7f" officeooo:paragraph-rsid="000a4b7f" style:font-size-asian="16pt" style:font-size-complex="16pt"/>
    </style:style>
    <style:style style:name="P7" style:family="paragraph" style:parent-style-name="Standard" style:list-style-name="L1">
      <style:text-properties fo:font-size="16pt" officeooo:rsid="000d98b1" officeooo:paragraph-rsid="000d98b1" style:font-size-asian="16pt" style:font-size-complex="16pt"/>
    </style:style>
    <style:style style:name="T1" style:family="text">
      <style:text-properties officeooo:rsid="000df9ec"/>
    </style:style>
    <style:style style:name="T2" style:family="text">
      <style:text-properties officeooo:rsid="000f611f"/>
    </style:style>
    <style:style style:name="T3" style:family="text">
      <style:text-properties officeooo:rsid="001114d4"/>
    </style:style>
    <style:style style:name="T4" style:family="text">
      <style:text-properties officeooo:rsid="00127d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60033470" text:style-name="L1">
        <text:list-header>
          <text:p text:style-name="P1">Falar sobre o histórico da linguagem de programação, respondendo que são os criadores da linguagem, quais são as situações onde tal linguagem de programação é mais utilizada. <text:span text:style-name="T4">Qual paradigma de programação é utilizado. </text:span>Também deve-se desenvolver um exemplo funcional utilizando a linguagem de programação. E mostrar a execução em tempo real para a turma. </text:p>
          <text:p text:style-name="P2"/>
          <text:p text:style-name="P4"/>
        </text:list-header>
        <text:list-item>
          <text:p text:style-name="P4">Smaltalk <text:s text:c="19"/><text:span text:style-name="T1">Alexandre, Ana Kelly <text:s text:c="13"/>02</text:span></text:p>
        </text:list-item>
        <text:list-item>
          <text:p text:style-name="P4">Scratch <text:s text:c="21"/><text:span text:style-name="T1">Daniel A. Z, Divino <text:s text:c="17"/>03</text:span></text:p>
        </text:list-item>
        <text:list-item>
          <text:p text:style-name="P4">Objective-C <text:s text:c="13"/><text:span text:style-name="T1">Douglas, Fay, Gabriel Garcia</text:span> <text:s text:c="3"/><text:span text:style-name="T3">09</text:span></text:p>
        </text:list-item>
        <text:list-item>
          <text:p text:style-name="P4">Visual Basic <text:s text:c="13"/><text:span text:style-name="T1">Gabriel M <text:s/>R, <text:s text:c="28"/>10</text:span></text:p>
        </text:list-item>
        <text:list-item>
          <text:p text:style-name="P4">R <text:s text:c="30"/><text:span text:style-name="T1">Isaac, Jhonatas</text:span> <text:s text:c="26"/><text:span text:style-name="T3">17</text:span></text:p>
        </text:list-item>
        <text:list-item>
          <text:p text:style-name="P4">GO <text:s text:c="27"/><text:span text:style-name="T2">João Victor, Júlia, Kennedy <text:s text:c="5"/>09</text:span></text:p>
        </text:list-item>
        <text:list-item>
          <text:p text:style-name="P4">Assembly <text:s text:c="17"/><text:span text:style-name="T2">Luiz Sérgio, Mateus F <text:s text:c="2"/>C <text:s text:c="8"/>17</text:span></text:p>
        </text:list-item>
        <text:list-item>
          <text:p text:style-name="P5">Perl <text:s text:c="27"/><text:span text:style-name="T2">Matheus A <text:s/>(Paulo Victor), <text:s/>Guilherme</text:span> <text:s/><text:span text:style-name="T3">23</text:span></text:p>
        </text:list-item>
        <text:list-item>
          <text:p text:style-name="P4">Ruby <text:s text:c="25"/><text:span text:style-name="T2">Pedro, Raquel, Thalles <text:s text:c="14"/>23</text:span></text:p>
        </text:list-item>
        <text:list-item>
          <text:p text:style-name="P4">Hack <text:s text:c="16"/><text:span text:style-name="T2">Venancio, Victor e Vinícius <text:s text:c="6"/>10</text:span></text:p>
        </text:list-item>
        <text:list-item>
          <text:p text:style-name="P4">kotlin <text:s text:c="15"/><text:span text:style-name="T2">Willian, Wilmarley <text:s/>Yago <text:s text:c="7"/>03</text:span></text:p>
        </text:list-item>
        <text:list-item>
          <text:p text:style-name="P2">Angular <text:s text:c="12"/><text:span text:style-name="T2">Alisson <text:s text:c="36"/>16</text:span></text:p>
        </text:list-item>
        <text:list-item>
          <text:p text:style-name="P2">Ionic <text:s text:c="16"/><text:span text:style-name="T2">Italo <text:s text:c="42"/>16</text:span></text:p>
        </text:list-item>
        <text:list-item>
          <text:p text:style-name="P7">LUA <text:s text:c="16"/><text:span text:style-name="T2">Matheus Mury <text:s text:c="26"/>02</text:span></text:p>
        </text:list-item>
      </text:list>
      <text:p text:style-name="P6"/>
      <text:p text:style-name="P3">Valor 20 pont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18:54.487360789</meta:creation-date>
    <dc:date>2017-09-26T07:50:20.682018436</dc:date>
    <meta:editing-duration>PT15M6S</meta:editing-duration>
    <meta:editing-cycles>3</meta:editing-cycles>
    <meta:generator>LibreOffice/5.3.6.1$Linux_X86_64 LibreOffice_project/30$Build-1</meta:generator>
    <meta:document-statistic meta:table-count="0" meta:image-count="0" meta:object-count="0" meta:page-count="1" meta:paragraph-count="16" meta:word-count="144" meta:character-count="1322" meta:non-whitespace-character-count="701"/>
  </office:meta>
</office:document-meta>
</file>